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s_throughput_cuda" table:style-name="ta1">
        <table:shapes>
          <draw:frame draw:z-index="0" draw:style-name="gr1" draw:text-style-name="P1" svg:width="453.51pt" svg:height="255.09pt" svg:x="453.46pt" svg:y="4.34pt">
            <draw:object draw:notify-on-update-of-ranges="mps_throughput_cuda.H1:mps_throughput_cuda.H1 mps_throughput_cuda.H2:mps_throughput_cuda.H17 mps_throughput_cuda.I1:mps_throughput_cuda.I1 mps_throughput_cuda.I2:mps_throughput_cuda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7"/>
          <table:table-cell office:value-type="string" calcext:value-type="string">
            <text:p>processes</text:p>
          </table:table-cell>
          <table:table-cell office:value-type="string" calcext:value-type="string">
            <text:p>10 events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.60852495793606" calcext:value-type="float">
            <text:p>5.60852495793606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.55066267635742" calcext:value-type="float">
            <text:p>8.55066267635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783" calcext:value-type="float">
            <text:p>1.78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60852495793606" calcext:value-type="float">
            <text:p>5.608524957936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70559689420899" calcext:value-type="float">
            <text:p>9.70559689420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339" calcext:value-type="float">
            <text:p>2.3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55066267635742" calcext:value-type="float">
            <text:p>8.550662676357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84736582964057" calcext:value-type="float">
            <text:p>9.847365829640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091" calcext:value-type="float">
            <text:p>3.09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.70559689420899" calcext:value-type="float">
            <text:p>9.705596894208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.5909764880322" calcext:value-type="float">
            <text:p>10.59097648803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.062" calcext:value-type="float">
            <text:p>4.06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.84736582964057" calcext:value-type="float">
            <text:p>9.847365829640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.7777977366625" calcext:value-type="float">
            <text:p>10.7777977366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.721" calcext:value-type="float">
            <text:p>4.7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.5909764880322" calcext:value-type="float">
            <text:p>10.59097648803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3636363636364" calcext:value-type="float">
            <text:p>11.3636363636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.567" calcext:value-type="float">
            <text:p>5.5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.7777977366625" calcext:value-type="float">
            <text:p>10.77779773666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.9604055350048" calcext:value-type="float">
            <text:p>10.96040553500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.16" calcext:value-type="float">
            <text:p>6.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.3636363636364" calcext:value-type="float">
            <text:p>11.36363636363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.7693213024716" calcext:value-type="float">
            <text:p>11.76932130247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.299" calcext:value-type="float">
            <text:p>7.29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.9604055350048" calcext:value-type="float">
            <text:p>10.96040553500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5977108944468" calcext:value-type="float">
            <text:p>10.59771089444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.647" calcext:value-type="float">
            <text:p>7.64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.7693213024716" calcext:value-type="float">
            <text:p>11.76932130247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8353033884949" calcext:value-type="float">
            <text:p>10.835303388494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.436" calcext:value-type="float">
            <text:p>9.4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.5977108944468" calcext:value-type="float">
            <text:p>10.59771089444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.1223112610713" calcext:value-type="float">
            <text:p>10.12231126107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.152" calcext:value-type="float">
            <text:p>10.15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.8353033884949" calcext:value-type="float">
            <text:p>10.83530338849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.3668261562998" calcext:value-type="float">
            <text:p>10.36682615629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.855" calcext:value-type="float">
            <text:p>11.8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.1223112610713" calcext:value-type="float">
            <text:p>10.12231126107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0418802744696" calcext:value-type="float">
            <text:p>11.04188027446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.54" calcext:value-type="float">
            <text:p>12.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.3668261562998" calcext:value-type="float">
            <text:p>10.36682615629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.0562394044372" calcext:value-type="float">
            <text:p>11.05623940443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.679" calcext:value-type="float">
            <text:p>12.6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.0418802744696" calcext:value-type="float">
            <text:p>11.041880274469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.1903762764023" calcext:value-type="float">
            <text:p>11.19037627640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.567" calcext:value-type="float">
            <text:p>13.5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.0562394044372" calcext:value-type="float">
            <text:p>11.056239404437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.298" calcext:value-type="float">
            <text:p>14.29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.1903762764023" calcext:value-type="float">
            <text:p>11.19037627640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10T12:05:54.403358654</dc:date>
    <meta:editing-duration>PT4M31S</meta:editing-duration>
    <meta:editing-cycles>1</meta:editing-cycles>
    <meta:document-statistic meta:table-count="1" meta:cell-count="13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mps_throughput_cuda.H1:mps_throughput_cuda.I17" chart:data-source-has-labels="both" svg:x="0.516cm" svg:y="0.097cm" svg:width="12.503cm" svg:height="8.635cm">
          <chartooo:coordinate-region svg:x="1.137cm" svg:y="0.296cm" svg:width="11.695cm" svg:height="7.789cm"/>
          <chart:axis chart:dimension="x" chart:name="primary-x" chart:style-name="ch4" chartooo:axis-type="auto">
            <chartooo:date-scale/>
            <chart:categories table:cell-range-address="mps_throughput_cuda.H2:mps_throughput_cuda.H1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s_throughput_cuda.I2:mps_throughput_cuda.I17" chart:label-cell-address="mps_throughput_cuda.I1:mps_throughput_cuda.I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events</text:p>
                <draw:g>
                  <svg:desc>mps_throughput_cuda.I1:mps_throughput_cuda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ps_throughput_cuda.H2:mps_throughput_cuda.H17</svg:desc>
                </draw:g>
              </table:table-cell>
              <table:table-cell office:value-type="float" office:value="5.60852495793606">
                <text:p>5.60852495793606</text:p>
                <draw:g>
                  <svg:desc>mps_throughput_cuda.I2:mps_throughput_cuda.I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55066267635742">
                <text:p>8.550662676357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70559689420899">
                <text:p>9.705596894208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84736582964057">
                <text:p>9.847365829640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.5909764880322">
                <text:p>10.59097648803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7777977366625">
                <text:p>10.77779773666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3636363636364">
                <text:p>11.36363636363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.9604055350048">
                <text:p>10.96040553500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7693213024716">
                <text:p>11.76932130247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5977108944468">
                <text:p>10.59771089444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.8353033884949">
                <text:p>10.83530338849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1223112610713">
                <text:p>10.12231126107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.3668261562998">
                <text:p>10.36682615629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0418802744696">
                <text:p>11.04188027446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0562394044372">
                <text:p>11.05623940443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1903762764023">
                <text:p>11.1903762764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